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background-color="#ffffff"/>
    </style:style>
    <style:style style:name="P2" style:family="paragraph" style:parent-style-name="Preformatted_20_Text">
      <style:paragraph-properties fo:margin-top="0in" fo:margin-bottom="0.0972in" fo:text-align="start" style:justify-single-word="false" fo:widows="1" fo:padding="0.0972in" fo:border="0.0008in solid #dedee3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 style:list-style-name="L1">
      <style:text-properties fo:background-color="#ffffff"/>
    </style:style>
    <style:style style:name="T1" style:family="text">
      <style:text-properties fo:color="#ff3333"/>
    </style:style>
    <style:style style:name="T2" style:family="text">
      <style:text-properties fo:font-variant="normal" fo:text-transform="none" fo:color="#000000" style:font-name="Consolas" fo:font-size="7.65000009536743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you should put in your wordpress or blog's sidebar (AND WHY)</text:p>
      <text:p text:style-name="P1"/>
      <text:list xml:id="list1116893427488331454" text:style-name="L1">
        <text:list-item>
          <text:p text:style-name="P4">The mini bio</text:p>
          <text:p text:style-name="P4">This is one of the first things you should have on your sidebar. Why? Because when it comes to blogging, identity is everything. Install plugin like black studio TinyMCE widget</text:p>
        </text:list-item>
        <text:list-item>
          <text:p text:style-name="P4">Newsletter signup, install newsletter sign-up</text:p>
        </text:list-item>
        <text:list-item>
          <text:p text:style-name="P4">Popular/ recommended posts wordpress popular post plugin, clicky popular posts widget, posts by tag</text:p>
        </text:list-item>
        <text:list-item>
          <text:p text:style-name="P4">categories/resource pages. Keeping a relatively succint and intuitive list of categories on your blog is tough, but absolutely necessary if you are going to display the, in the sidebar. </text:p>
        </text:list-item>
        <text:list-item>
          <text:p text:style-name="P4">Social Media Buttons. Put it on your header menu.</text:p>
        </text:list-item>
        <text:list-item>
          <text:p text:style-name="P4">Testimonial</text:p>
        </text:list-item>
      </text:list>
      <text:p text:style-name="P1"/>
      <text:p text:style-name="P1"/>
      <text:p text:style-name="P1"/>
      <text:p text:style-name="P1">HOW TO ADD ECHO SIGN TO YOUR WORDPRESS:</text:p>
      <text:p text:style-name="P1"/>
      <text:p text:style-name="P1">ADD THIS ON YOUR CODE, IT'S DEPENDS ON YOUR CODE FOR MENU, IN THIS CASE, SUCH AS <text:span text:style-name="T1">.menu-secondary</text:span></text:p>
      <text:p text:style-name="P1"><text:s/>.men<text:span text:style-name="T1">u-secondary</text:span> li &gt; a:after {</text:p>
      <text:p text:style-name="P1"><text:s text:c="4"/>color: #444;</text:p>
      <text:p text:style-name="P1"><text:s text:c="4"/>content: '▾';</text:p>
      <text:p text:style-name="P1">}</text:p>
      <text:p text:style-name="P1"/>
      <text:p text:style-name="Preformatted_20_Text"><text:span text:style-name="Source_20_Text"><text:span text:style-name="T2">.menu-secondary li &gt; a:hover:after {</text:span></text:span></text:p>
      <text:p text:style-name="P2"><text:span text:style-name="Source_20_Text"><text:span text:style-name="T3"><text:s text:c="4"/></text:span></text:span><text:span text:style-name="Source_20_Text"><text:span text:style-name="T2">color: #444;</text:span></text:span></text:p>
      <text:p text:style-name="P2"><text:span text:style-name="Source_20_Text"><text:span text:style-name="T3"><text:s text:c="4"/></text:span></text:span><text:span text:style-name="Source_20_Text"><text:span text:style-name="T2">content: ' ▾';</text:span></text:span></text:p>
      <text:p text:style-name="P2"><text:span text:style-name="Source_20_Text"><text:span text:style-name="T2">}</text:span></text:span></text:p>
      <text:p text:style-name="P1">.menu-secondary li &gt; a:only-child:after {</text:p>
      <text:p text:style-name="P1"><text:s text:c="4"/>content: '';</text:p>
      <text:p text:style-name="P1">}</text:p>
      <text:p text:style-name="P1">https://wordpress.org/support/topic/arrow-indicators-on-nav-menu-dropdow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s yogie</meta:initial-creator>
    <meta:creation-date>2016-01-22T19:48:16</meta:creation-date>
    <dc:date>2016-02-22T15:48:22</dc:date>
    <dc:creator>frans yogie</dc:creator>
    <meta:editing-duration>PT2H2M</meta:editing-duration>
    <meta:editing-cycles>6</meta:editing-cycles>
    <meta:generator>OpenOffice/4.1.1$Unix OpenOffice.org_project/411m6$Build-9775</meta:generator>
    <meta:document-statistic meta:table-count="0" meta:image-count="0" meta:object-count="0" meta:page-count="1" meta:paragraph-count="22" meta:word-count="165" meta:character-count="1058"/>
  </office:meta>
</office:document-meta>
</file>